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paragraph-properties fo:text-align="center"/>
    </style:style>
    <style:style style:family="table-cell" style:name="ce2" style:display-name="ce2">
      <style:text-properties fo:font-weight="None" fo:font-style="None" fo:font-family="Arial Cyr" fo:font-size="10"/>
      <style:table-cell-properties fo:border-left="0.91pt solid #3c3c3c" fo:border-right="0.31pt solid #3c3c3c" fo:border-top="0.91pt solid #3c3c3c"/>
      <style:paragraph-properties fo:text-align="center"/>
    </style:style>
    <style:style style:family="table-cell" style:name="ce3" style:display-name="ce3">
      <style:text-properties fo:font-weight="None" fo:font-style="None" fo:font-family="Arial Cyr" fo:font-size="10"/>
      <style:table-cell-properties fo:border-left="0.91pt solid #3c3c3c" fo:border-right="0.31pt solid #3c3c3c"/>
      <style:paragraph-properties fo:text-align="center"/>
    </style:style>
    <style:style style:family="table-cell" style:name="ce4" style:display-name="ce4">
      <style:text-properties fo:font-weight="None" fo:font-style="None" fo:font-family="Arial Cyr" fo:font-size="10"/>
      <style:table-cell-properties fo:border-left="0.91pt solid #3c3c3c" fo:border-bottom="0.91pt solid #3c3c3c" fo:border-right="0.31pt solid #3c3c3c"/>
      <style:paragraph-properties fo:text-align="center"/>
    </style:style>
    <style:style style:family="table-cell" style:name="ce5" style:display-name="ce5">
      <style:text-properties fo:font-weight="None" fo:font-style="None" fo:font-family="Arial Cyr" fo:font-size="10"/>
      <style:table-cell-properties fo:border-left="0.31pt solid #3c3c3c" fo:border-right="0.31pt solid #3c3c3c" fo:border-top="0.31pt solid #3c3c3c"/>
      <style:paragraph-properties fo:text-align="center"/>
    </style:style>
    <style:style style:family="table-cell" style:name="ce6" style:display-name="ce6">
      <style:text-properties fo:font-weight="None" fo:font-style="None" fo:font-family="Arial Cyr" fo:font-size="10"/>
      <style:table-cell-properties fo:border-left="0.31pt solid #3c3c3c" fo:border-right="0.31pt solid #3c3c3c"/>
      <style:paragraph-properties fo:text-align="center"/>
    </style:style>
    <style:style style:family="table-cell" style:name="ce7" style:display-name="ce7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  <style:paragraph-properties fo:text-align="center"/>
    </style:style>
    <style:style style:family="table-cell" style:name="ce8" style:display-name="ce8">
      <style:table-cell-properties fo:border-left="0.31pt solid #3c3c3c" fo:border-bottom="0.31pt solid #3c3c3c"/>
      <style:paragraph-properties fo:text-align="center"/>
    </style:style>
    <style:style style:family="table-cell" style:name="ce9" style:display-name="ce9">
      <style:paragraph-properties fo:text-align="start"/>
    </style:style>
    <style:style style:family="table-cell" style:name="ce10" style:display-name="ce10">
      <style:text-properties fo:font-weight="None" fo:font-style="None" fo:font-family="Arial Cyr" fo:font-size="10"/>
      <style:table-cell-properties fo:border-left="0.31pt solid #3c3c3c" fo:border-right="0.31pt solid #3c3c3c" fo:border-top="0.91pt solid #3c3c3c"/>
      <style:paragraph-properties fo:text-align="start"/>
    </style:style>
    <style:style style:family="table-cell" style:name="ce11" style:display-name="ce11">
      <style:text-properties fo:font-weight="None" fo:font-style="None" fo:font-family="Arial Cyr" fo:font-size="10"/>
      <style:table-cell-properties fo:border-left="0.31pt solid #3c3c3c" fo:border-right="0.31pt solid #3c3c3c"/>
      <style:paragraph-properties fo:text-align="start"/>
    </style:style>
    <style:style style:family="table-cell" style:name="ce12" style:display-name="ce12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  <style:paragraph-properties fo:text-align="start"/>
    </style:style>
    <style:style style:family="table-cell" style:name="ce13" style:display-name="ce13">
      <style:text-properties fo:font-weight="None" fo:font-style="None" fo:font-family="Arial Cyr" fo:font-size="10"/>
      <style:table-cell-properties fo:border-left="0.31pt solid #3c3c3c" fo:border-right="0.31pt solid #3c3c3c" fo:border-top="0.31pt solid #3c3c3c"/>
      <style:paragraph-properties fo:text-align="start"/>
    </style:style>
    <style:style style:family="table-cell" style:name="ce14" style:display-name="ce14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  <style:paragraph-properties fo:text-align="start"/>
    </style:style>
    <style:style style:family="table-cell" style:name="ce15" style:display-name="ce15">
      <style:table-cell-properties fo:border-bottom="0.31pt solid #3c3c3c"/>
      <style:paragraph-properties fo:text-align="start"/>
    </style:style>
    <style:style style:family="table-cell" style:name="ce16" style:display-name="ce16">
      <style:text-properties fo:font-weight="bold" fo:font-style="None" fo:font-family="Arial Cyr1" fo:font-size="14"/>
      <style:paragraph-properties fo:text-align="center"/>
    </style:style>
    <style:style style:family="table-cell" style:name="ce17" style:display-name="ce17">
      <style:text-properties fo:font-weight="bold" fo:font-style="None" fo:font-family="Arial Cyr1" fo:font-size="14"/>
    </style:style>
    <style:style style:family="table-cell" style:name="ce18" style:display-name="ce18">
      <style:text-properties fo:font-weight="None" fo:font-style="None" fo:font-family="Arial Cyr" fo:font-size="10"/>
      <style:table-cell-properties fo:border-left="0.31pt solid #3c3c3c" fo:border-right="0.31pt solid #3c3c3c" fo:border-top="0.91pt solid #3c3c3c"/>
      <style:paragraph-properties fo:text-align="center"/>
    </style:style>
    <style:style style:family="table-cell" style:name="ce19" style:display-name="ce19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  <style:paragraph-properties fo:text-align="center"/>
    </style:style>
    <style:style style:family="table-cell" style:name="ce20" style:display-name="ce20">
      <style:table-cell-properties fo:border-bottom="0.31pt solid #3c3c3c"/>
      <style:paragraph-properties fo:text-align="center"/>
    </style:style>
    <style:style style:family="table-cell" style:name="ce22" style:display-name="ce22"/>
    <style:style style:family="table-cell" style:name="ce23" style:display-name="ce23">
      <style:text-properties fo:font-weight="None" fo:font-style="None" fo:font-family="Arial Cyr" fo:font-size="10"/>
      <style:table-cell-properties fo:border-left="0.31pt solid #3c3c3c" fo:border-right="0.31pt solid #3c3c3c" fo:border-top="0.91pt solid #3c3c3c"/>
    </style:style>
    <style:style style:family="table-cell" style:name="ce24" style:display-name="ce24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25" style:display-name="ce25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</style:style>
    <style:style style:family="table-cell" style:name="ce26" style:display-name="ce26">
      <style:text-properties fo:font-weight="None" fo:font-style="None" fo:font-family="Arial Cyr" fo:font-size="10"/>
      <style:table-cell-properties fo:border-left="0.31pt solid #3c3c3c" fo:border-right="0.31pt solid #3c3c3c" fo:border-top="0.31pt solid #3c3c3c"/>
    </style:style>
    <style:style style:family="table-cell" style:name="ce27" style:display-name="ce27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28" style:display-name="ce28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</style:style>
    <style:style style:family="table-cell" style:name="ce29" style:display-name="ce29">
      <style:table-cell-properties fo:border-bottom="0.31pt solid #3c3c3c"/>
    </style:style>
    <style:style style:family="table-cell" style:name="ce30" style:display-name="ce30"/>
    <style:style style:family="table-cell" style:name="ce31" style:display-name="ce31"/>
    <style:style style:family="table-cell" style:name="ce32" style:display-name="ce32">
      <style:text-properties fo:font-weight="None" fo:font-style="None" fo:font-family="Arial Cyr" fo:font-size="10"/>
      <style:table-cell-properties fo:border-left="0.31pt solid #3c3c3c" fo:border-right="0.31pt solid #3c3c3c" fo:border-top="0.91pt solid #3c3c3c"/>
    </style:style>
    <style:style style:family="table-cell" style:name="ce33" style:display-name="ce33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34" style:display-name="ce34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</style:style>
    <style:style style:family="table-cell" style:name="ce35" style:display-name="ce35">
      <style:text-properties fo:font-weight="bold" fo:font-style="None" fo:font-family="Arial Cyr" fo:font-size="10"/>
      <style:table-cell-properties fo:border-left="0.31pt solid #3c3c3c" fo:border-right="0.31pt solid #3c3c3c" fo:border-top="0.31pt solid #3c3c3c"/>
    </style:style>
    <style:style style:family="table-cell" style:name="ce36" style:display-name="ce36">
      <style:text-properties fo:font-weight="bold" fo:font-style="None" fo:font-family="Arial Cyr" fo:font-size="10"/>
      <style:table-cell-properties fo:border-left="0.31pt solid #3c3c3c" fo:border-right="0.31pt solid #3c3c3c"/>
    </style:style>
    <style:style style:family="table-cell" style:name="ce37" style:display-name="ce37">
      <style:text-properties fo:font-weight="bold" fo:font-style="None" fo:font-family="Arial Cyr" fo:font-size="10"/>
      <style:table-cell-properties fo:border-left="0.31pt solid #3c3c3c" fo:border-bottom="0.31pt solid #3c3c3c" fo:border-right="0.31pt solid #3c3c3c" fo:border-top="0.31pt solid #3c3c3c"/>
    </style:style>
    <style:style style:family="table-cell" style:name="ce38" style:display-name="ce38">
      <style:table-cell-properties fo:border-bottom="0.31pt solid #3c3c3c"/>
    </style:style>
    <style:style style:family="table-cell" style:name="ce39" style:display-name="ce39"/>
    <style:style style:family="table-cell" style:name="ce40" style:display-name="ce40">
      <style:text-properties fo:font-weight="None" fo:font-style="None" fo:font-family="Arial Cyr" fo:font-size="10"/>
      <style:table-cell-properties fo:border-left="0.31pt solid #3c3c3c" fo:border-right="0.31pt solid #3c3c3c" fo:border-top="0.91pt solid #3c3c3c"/>
    </style:style>
    <style:style style:family="table-cell" style:name="ce41" style:display-name="ce41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42" style:display-name="ce42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</style:style>
    <style:style style:family="table-cell" style:name="ce43" style:display-name="ce43">
      <style:text-properties fo:font-weight="None" fo:font-style="None" fo:font-family="Arial Cyr" fo:font-size="10"/>
      <style:table-cell-properties fo:border-left="0.31pt solid #3c3c3c" fo:border-right="0.31pt solid #3c3c3c" fo:border-top="0.31pt solid #3c3c3c"/>
    </style:style>
    <style:style style:family="table-cell" style:name="ce44" style:display-name="ce44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</style:style>
    <style:style style:family="table-cell" style:name="ce45" style:display-name="ce45">
      <style:table-cell-properties fo:border-bottom="0.31pt solid #3c3c3c"/>
    </style:style>
    <style:style style:family="table-cell" style:name="ce46" style:display-name="ce46">
      <style:text-properties fo:font-weight="None" fo:font-style="None" fo:font-family="Arial Cyr" fo:font-size="10"/>
      <style:table-cell-properties fo:border-left="0.31pt solid #3c3c3c" fo:border-right="0.91pt solid #3c3c3c" fo:border-top="0.91pt solid #3c3c3c"/>
    </style:style>
    <style:style style:family="table-cell" style:name="ce47" style:display-name="ce47">
      <style:text-properties fo:font-weight="None" fo:font-style="None" fo:font-family="Arial Cyr" fo:font-size="10"/>
      <style:table-cell-properties fo:border-left="0.31pt solid #3c3c3c" fo:border-right="0.91pt solid #3c3c3c"/>
    </style:style>
    <style:style style:family="table-cell" style:name="ce48" style:display-name="ce48">
      <style:text-properties fo:font-weight="None" fo:font-style="None" fo:font-family="Arial Cyr" fo:font-size="10"/>
      <style:table-cell-properties fo:border-left="0.31pt solid #3c3c3c" fo:border-bottom="0.91pt solid #3c3c3c" fo:border-right="0.91pt solid #3c3c3c"/>
    </style:style>
    <style:style style:family="table-cell" style:name="ce49" style:display-name="ce49">
      <style:table-cell-properties fo:border-bottom="0.31pt solid #3c3c3c" fo:border-right="0.31pt solid #3c3c3c"/>
    </style:style>
    <style:style style:family="table-column" style:name="e26991cfdb0facc88e94e1e8f924f0d4" style:display-name="e26991cfdb0facc88e94e1e8f924f0d4">
      <style:table-column-properties fo:break-before="auto" style:column-width="1987.44"/>
    </style:style>
    <style:style style:family="table-column" style:name="55e651a608849efb52a5aa2c2eeeca74" style:display-name="55e651a608849efb52a5aa2c2eeeca74">
      <style:table-column-properties fo:break-before="auto" style:column-width="1033.9"/>
    </style:style>
    <style:style style:family="table-column" style:name="344eb709e5941a0b3752583e5b2fecf0" style:display-name="344eb709e5941a0b3752583e5b2fecf0">
      <style:table-column-properties fo:break-before="auto" style:column-width="6741.42"/>
    </style:style>
    <style:style style:family="table-column" style:name="f3691e66f19c9bfe87bb0bc644e8f32f" style:display-name="f3691e66f19c9bfe87bb0bc644e8f32f">
      <style:table-column-properties fo:break-before="auto" style:column-width="1692.46"/>
    </style:style>
    <style:style style:family="table-column" style:name="ffd0a231c6dbf9de414a280996b9a037" style:display-name="ffd0a231c6dbf9de414a280996b9a037">
      <style:table-column-properties fo:break-before="auto" style:column-width="2131.5"/>
    </style:style>
    <style:style style:family="table-column" style:name="281427ad3ea7691ad5b91c426674ff9f" style:display-name="281427ad3ea7691ad5b91c426674ff9f">
      <style:table-column-properties fo:break-before="auto" style:column-width="3448.62"/>
    </style:style>
    <style:style style:family="table-column" style:name="41b834e803e3d8f7b7a95b631b89b97a" style:display-name="41b834e803e3d8f7b7a95b631b89b97a">
      <style:table-column-properties fo:break-before="auto" style:column-width="1911.98"/>
    </style:style>
    <style:style style:family="table-column" style:name="d50ac58c3ba9360963b8e16dc1c84738" style:display-name="d50ac58c3ba9360963b8e16dc1c84738">
      <style:table-column-properties fo:break-before="auto" style:column-width="2790.06"/>
    </style:style>
    <style:style style:family="table-column" style:name="60feb88f3584ae709c33aac39b04a704" style:display-name="60feb88f3584ae709c33aac39b04a704">
      <style:table-column-properties fo:break-before="auto" style:column-width="3229.1"/>
    </style:style>
    <style:style style:family="table-column" style:name="74905fe932d9b6a9590110f1d3a59b66" style:display-name="74905fe932d9b6a9590110f1d3a59b66">
      <style:table-column-properties fo:break-before="auto" style:column-width="2790.06"/>
    </style:style>
    <style:style style:family="table-column" style:name="aee0da799eb48d18ce5a18ea3e6e0884" style:display-name="aee0da799eb48d18ce5a18ea3e6e0884">
      <style:table-column-properties fo:break-before="auto" style:column-width="2790.06"/>
    </style:style>
    <style:style style:family="table-column" style:name="7ef5b97bc470f647bd2ffe2048330f39" style:display-name="7ef5b97bc470f647bd2ffe2048330f39">
      <style:table-column-properties fo:break-before="auto" style:column-width="2351.02"/>
    </style:style>
    <style:style style:family="table-column" style:name="c526293bc08760d1bd9de3bb48d1b384" style:display-name="c526293bc08760d1bd9de3bb48d1b384">
      <style:table-column-properties fo:break-before="auto" style:column-width="1987.44"/>
    </style:style>
    <style:style style:family="table-row" style:name="ff62da8f2ed0d054eadd4e9e82603d52" style:display-name="ff62da8f2ed0d054eadd4e9e82603d52">
      <style:table-row-properties fo:break-before="auto" style:row-height="647.78"/>
    </style:style>
    <style:style style:family="table-row" style:name="19815c4bdfdb86c67d85f283c74481aa" style:display-name="19815c4bdfdb86c67d85f283c74481aa">
      <style:table-row-properties fo:break-before="auto" style:row-height="570.36"/>
    </style:style>
    <style:style style:family="table-row" style:name="da97238c33648a811f5b81a2e0ce3d2d" style:display-name="da97238c33648a811f5b81a2e0ce3d2d">
      <style:table-row-properties fo:break-before="auto" style:row-height="647.78"/>
    </style:style>
    <style:style style:family="table-row" style:name="a769719d5a1af38040a5a4881bb59b13" style:display-name="a769719d5a1af38040a5a4881bb59b13">
      <style:table-row-properties fo:break-before="auto" style:row-height="441.0"/>
    </style:style>
    <style:style style:family="table-row" style:name="0791cf9943a6f139f07fdc725e219f9b" style:display-name="0791cf9943a6f139f07fdc725e219f9b">
      <style:table-row-properties fo:break-before="auto" style:row-height="441.0"/>
    </style:style>
    <style:style style:family="table-row" style:name="c52335b3a064a51ff59b0cd50e497302" style:display-name="c52335b3a064a51ff59b0cd50e497302">
      <style:table-row-properties fo:break-before="auto" style:row-height="466.48"/>
    </style:style>
    <style:style style:family="table-row" style:name="a97a0e5881d3e5bc3143c428b2f02c7e" style:display-name="a97a0e5881d3e5bc3143c428b2f02c7e">
      <style:table-row-properties fo:break-before="auto" style:row-height="855.54"/>
    </style:style>
    <style:style style:family="table-row" style:name="1c4520787b695ee724288bca21088d31" style:display-name="1c4520787b695ee724288bca21088d31">
      <style:table-row-properties fo:break-before="auto" style:row-height="855.54"/>
    </style:style>
    <style:style style:family="table-row" style:name="67536d031d97c62bab20e27f8eb2f34b" style:display-name="67536d031d97c62bab20e27f8eb2f34b">
      <style:table-row-properties fo:break-before="auto" style:row-height="855.54"/>
    </style:style>
    <style:style style:family="table-row" style:name="2a86098e2d6d5c4b37d89b0f816bf8f9" style:display-name="2a86098e2d6d5c4b37d89b0f816bf8f9">
      <style:table-row-properties fo:break-before="auto" style:row-height="855.54"/>
    </style:style>
    <style:style style:family="table-row" style:name="de4c7d06f8d733c5ace7bf5660f259c6" style:display-name="de4c7d06f8d733c5ace7bf5660f259c6">
      <style:table-row-properties fo:break-before="auto" style:row-height="855.54"/>
    </style:style>
    <style:style style:family="table-row" style:name="1e92bc15a9afcc74b654f54e744cd8ac" style:display-name="1e92bc15a9afcc74b654f54e744cd8ac">
      <style:table-row-properties fo:break-before="auto" style:row-height="855.54"/>
    </style:style>
    <style:style style:family="table-row" style:name="281999738c11145bd8f4eacc9fc277d5" style:display-name="281999738c11145bd8f4eacc9fc277d5">
      <style:table-row-properties fo:break-before="auto" style:row-height="855.54"/>
    </style:style>
    <style:style style:family="table-row" style:name="82f8507536761410d1eee6f6af8348e0" style:display-name="82f8507536761410d1eee6f6af8348e0">
      <style:table-row-properties fo:break-before="auto" style:row-height="855.54"/>
    </style:style>
    <style:style style:family="table-row" style:name="dde6202f9b6eab3060ddeb7d54fa62a2" style:display-name="dde6202f9b6eab3060ddeb7d54fa62a2">
      <style:table-row-properties fo:break-before="auto" style:row-height="855.54"/>
    </style:style>
    <style:style style:family="table-row" style:name="cb6c9f01c338f2b486f960bb1ee0900b" style:display-name="cb6c9f01c338f2b486f960bb1ee0900b">
      <style:table-row-properties fo:break-before="auto" style:row-height="855.54"/>
    </style:style>
    <style:style style:family="table-row" style:name="9436ea2ff27a40919bd863bc736e00d6" style:display-name="9436ea2ff27a40919bd863bc736e00d6">
      <style:table-row-properties fo:break-before="auto" style:row-height="855.54"/>
    </style:style>
    <style:style style:family="table-row" style:name="b407bad54ca9884564e667245aa3e8d3" style:display-name="b407bad54ca9884564e667245aa3e8d3">
      <style:table-row-properties fo:break-before="auto" style:row-height="855.54"/>
    </style:style>
    <style:style style:family="table-row" style:name="fe3de8a0957e71ef9dfcc2c49380b1a0" style:display-name="fe3de8a0957e71ef9dfcc2c49380b1a0">
      <style:table-row-properties fo:break-before="auto" style:row-height="855.54"/>
    </style:style>
    <style:style style:family="table-row" style:name="bbf51eb01198a2fba6097ba4456ae185" style:display-name="bbf51eb01198a2fba6097ba4456ae185">
      <style:table-row-properties fo:break-before="auto" style:row-height="441.0"/>
    </style:style>
    <style:style style:family="table-row" style:name="991241959e9a243b3c9362a90c3a2eff" style:display-name="991241959e9a243b3c9362a90c3a2eff">
      <style:table-row-properties fo:break-before="auto" style:row-height="441.0"/>
    </style:style>
    <style:style style:family="table-row" style:name="f7cf6defc9daa826b7586b5a5b32a926" style:display-name="f7cf6defc9daa826b7586b5a5b32a926">
      <style:table-row-properties fo:break-before="auto" style:row-height="441.0"/>
    </style:style>
    <style:style style:family="table-row" style:name="d808ddfbbc28a3e44bfeda1fc06b11b6" style:display-name="d808ddfbbc28a3e44bfeda1fc06b11b6">
      <style:table-row-properties fo:break-before="auto" style:row-height="441.0"/>
    </style:style>
    <style:style style:family="table-row" style:name="041f7b1eb80916b74af7bcb091acf5a7" style:display-name="041f7b1eb80916b74af7bcb091acf5a7">
      <style:table-row-properties fo:break-before="auto" style:row-height="441.0"/>
    </style:style>
    <style:style style:family="table-row" style:name="159c0b96e04273678b0ed52c6ea41c6c" style:display-name="159c0b96e04273678b0ed52c6ea41c6c">
      <style:table-row-properties fo:break-before="auto" style:row-height="441.0"/>
    </style:style>
    <style:style style:family="table-row" style:name="726f42a6e5bd10e4135516130142c21c" style:display-name="726f42a6e5bd10e4135516130142c21c">
      <style:table-row-properties fo:break-before="auto" style:row-height="441.0"/>
    </style:style>
    <style:style style:family="table-row" style:name="10b2b3322f618605fd20097947c375de" style:display-name="10b2b3322f618605fd20097947c375de">
      <style:table-row-properties fo:break-before="auto" style:row-height="441.0"/>
    </style:style>
    <style:style style:family="table-row" style:name="5aa9706167880b8f56b6d80043d3e57b" style:display-name="5aa9706167880b8f56b6d80043d3e57b">
      <style:table-row-properties fo:break-before="auto" style:row-height="441.0"/>
    </style:style>
    <style:style style:family="table-row" style:name="532c296806c522b1e75231dd217f1337" style:display-name="532c296806c522b1e75231dd217f1337">
      <style:table-row-properties fo:break-before="auto" style:row-height="441.0"/>
    </style:style>
  </office:automatic-styles>
  <office:body>
    <office:spreadsheet>
      <table:table table:name="Повремен.">
        <table:table-column table:style-name="e26991cfdb0facc88e94e1e8f924f0d4" table:default-cell-style-name="None"/>
        <table:table-column table:style-name="55e651a608849efb52a5aa2c2eeeca74" table:default-cell-style-name="ce1"/>
        <table:table-column table:style-name="344eb709e5941a0b3752583e5b2fecf0" table:default-cell-style-name="ce9"/>
        <table:table-column table:style-name="f3691e66f19c9bfe87bb0bc644e8f32f" table:default-cell-style-name="ce9"/>
        <table:table-column table:style-name="ffd0a231c6dbf9de414a280996b9a037" table:default-cell-style-name="ce1"/>
        <table:table-column table:style-name="281427ad3ea7691ad5b91c426674ff9f" table:default-cell-style-name="ce1"/>
        <table:table-column table:style-name="41b834e803e3d8f7b7a95b631b89b97a" table:default-cell-style-name="ce1"/>
        <table:table-column table:style-name="d50ac58c3ba9360963b8e16dc1c84738" table:default-cell-style-name="ce1"/>
        <table:table-column table:style-name="60feb88f3584ae709c33aac39b04a704" table:default-cell-style-name="ce22"/>
        <table:table-column table:style-name="74905fe932d9b6a9590110f1d3a59b66" table:default-cell-style-name="ce31"/>
        <table:table-column table:style-name="aee0da799eb48d18ce5a18ea3e6e0884" table:default-cell-style-name="ce39"/>
        <table:table-column table:style-name="7ef5b97bc470f647bd2ffe2048330f39" table:default-cell-style-name="ce39"/>
        <table:table-column table:style-name="c526293bc08760d1bd9de3bb48d1b384" table:number-columns-repeated="1012" table:default-cell-style-name="None"/>
        <table:table-row table:style-name="ff62da8f2ed0d054eadd4e9e82603d5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6" office:value="None" office:value-type="string">
            <text:p><text:span text:style-name="ce16">Повременная оплата</text:span></text:p>
          </table:table-cell>
          <table:table-cell table:style-name="ce16" office:value="None" office:value-type="string"/>
          <table:table-cell office:value="None" office:value-type="string"/>
        </table:table-row>
        <table:table-row table:style-name="19815c4bdfdb86c67d85f283c74481a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7" table:number-columns-spanned="4" office:value="None" office:value-type="string">
            <text:p><text:span text:style-name="ce17">За Июль 2005 года</text:span></text:p>
          </table:table-cell>
          <table:covered-table-cell table:number-columns-repeated="3"/>
          <table:table-cell office:value="None" office:value-type="string"/>
        </table:table-row>
        <table:table-row table:style-name="da97238c33648a811f5b81a2e0ce3d2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6" office:value="None" office:value-type="string">
            <text:p><text:span text:style-name="ce16">Рудоуправление</text:span></text:p>
          </table:table-cell>
          <table:table-cell table:style-name="ce16" office:value="None" office:value-type="string"/>
          <table:table-cell office:value="None" office:value-type="string"/>
        </table:table-row>
        <table:table-row table:style-name="a769719d5a1af38040a5a4881bb59b13">
          <table:table-cell office:value="None" office:value-type="string"/>
          <table:table-cell table:style-name="ce2" office:value="None" office:value-type="string">
            <text:p><text:span text:style-name="ce2">№</text:span></text:p>
          </table:table-cell>
          <table:table-cell table:style-name="ce10" office:value="None" office:value-type="string">
            <text:p><text:span text:style-name="ce10">Фамилия, имя, отчество</text:span></text:p>
          </table:table-cell>
          <table:table-cell table:style-name="ce10" office:value="None" office:value-type="string">
            <text:p><text:span text:style-name="ce10">Таб.№</text:span></text:p>
          </table:table-cell>
          <table:table-cell table:style-name="ce18" office:value="None" office:value-type="string">
            <text:p><text:span text:style-name="ce18">Часовая</text:span></text:p>
          </table:table-cell>
          <table:table-cell table:style-name="ce18" office:value="None" office:value-type="string">
            <text:p><text:span text:style-name="ce18">Отработано</text:span></text:p>
          </table:table-cell>
          <table:table-cell table:style-name="ce18" office:value="None" office:value-type="string">
            <text:p><text:span text:style-name="ce18">Отработ</text:span></text:p>
          </table:table-cell>
          <table:table-cell table:style-name="ce18" office:value="None" office:value-type="string">
            <text:p><text:span text:style-name="ce18">Общее</text:span></text:p>
          </table:table-cell>
          <table:table-cell table:style-name="ce23" office:value="None" office:value-type="string">
            <text:p><text:span text:style-name="ce23">Размер</text:span></text:p>
          </table:table-cell>
          <table:table-cell table:style-name="ce32" office:value="None" office:value-type="string">
            <text:p><text:span text:style-name="ce32">Итого</text:span></text:p>
          </table:table-cell>
          <table:table-cell table:style-name="ce40" office:value="None" office:value-type="string">
            <text:p><text:span text:style-name="ce40">Установленн.</text:span></text:p>
          </table:table-cell>
          <table:table-cell table:style-name="ce46" office:value="None" office:value-type="string">
            <text:p><text:span text:style-name="ce46">Всего</text:span></text:p>
          </table:table-cell>
          <table:table-cell office:value="None" office:value-type="string"/>
        </table:table-row>
        <table:table-row table:style-name="0791cf9943a6f139f07fdc725e219f9b">
          <table:table-cell office:value="None" office:value-type="string"/>
          <table:table-cell table:style-name="ce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>
            <text:p><text:span text:style-name="ce6">тарифная</text:span></text:p>
          </table:table-cell>
          <table:table-cell table:style-name="ce6" office:value="None" office:value-type="string">
            <text:p><text:span text:style-name="ce6">часов повре-</text:span></text:p>
          </table:table-cell>
          <table:table-cell table:style-name="ce6" office:value="None" office:value-type="string">
            <text:p><text:span text:style-name="ce6">ночных</text:span></text:p>
          </table:table-cell>
          <table:table-cell table:style-name="ce6" office:value="None" office:value-type="string">
            <text:p><text:span text:style-name="ce6">начисление</text:span></text:p>
          </table:table-cell>
          <table:table-cell table:style-name="ce24" office:value="None" office:value-type="string">
            <text:p><text:span text:style-name="ce24">премиального</text:span></text:p>
          </table:table-cell>
          <table:table-cell table:style-name="ce33" office:value="None" office:value-type="string"/>
          <table:table-cell table:style-name="ce41" office:value="None" office:value-type="string">
            <text:p><text:span text:style-name="ce41">коэффициент</text:span></text:p>
          </table:table-cell>
          <table:table-cell table:style-name="ce47" office:value="None" office:value-type="string">
            <text:p><text:span text:style-name="ce47">начислено</text:span></text:p>
          </table:table-cell>
          <table:table-cell office:value="None" office:value-type="string"/>
        </table:table-row>
        <table:table-row table:style-name="c52335b3a064a51ff59b0cd50e497302">
          <table:table-cell office:value="None" office:value-type="string"/>
          <table:table-cell table:style-name="ce4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9" office:value="None" office:value-type="string">
            <text:p><text:span text:style-name="ce19">ставка</text:span></text:p>
          </table:table-cell>
          <table:table-cell table:style-name="ce19" office:value="None" office:value-type="string">
            <text:p><text:span text:style-name="ce19">менно</text:span></text:p>
          </table:table-cell>
          <table:table-cell table:style-name="ce19" office:value="None" office:value-type="string">
            <text:p><text:span text:style-name="ce19">часов</text:span></text:p>
          </table:table-cell>
          <table:table-cell table:style-name="ce19" office:value="None" office:value-type="string"/>
          <table:table-cell table:style-name="ce25" office:value="None" office:value-type="string">
            <text:p><text:span text:style-name="ce25">вознагаражден.</text:span></text:p>
          </table:table-cell>
          <table:table-cell table:style-name="ce34" office:value="None" office:value-type="string"/>
          <table:table-cell table:style-name="ce42" office:value="None" office:value-type="string"/>
          <table:table-cell table:style-name="ce48" office:value="None" office:value-type="string"/>
          <table:table-cell office:value="None" office:value-type="string"/>
        </table:table-row>
        <table:table-row table:style-name="a97a0e5881d3e5bc3143c428b2f02c7e">
          <table:table-cell office:value="None" office:value-type="string"/>
          <table:table-cell table:style-name="ce5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26" office:value="None" office:value-type="string"/>
          <table:table-cell table:style-name="ce35" office:value="None" office:value-type="string"/>
          <table:table-cell table:style-name="ce43" office:value="None" office:value-type="string"/>
          <table:table-cell table:style-name="ce43" office:value="None" office:value-type="string"/>
          <table:table-cell office:value="None" office:value-type="string"/>
        </table:table-row>
        <table:table-row table:style-name="1c4520787b695ee724288bca21088d31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67536d031d97c62bab20e27f8eb2f34b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2a86098e2d6d5c4b37d89b0f816bf8f9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de4c7d06f8d733c5ace7bf5660f259c6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1e92bc15a9afcc74b654f54e744cd8ac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281999738c11145bd8f4eacc9fc277d5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82f8507536761410d1eee6f6af8348e0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dde6202f9b6eab3060ddeb7d54fa62a2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cb6c9f01c338f2b486f960bb1ee0900b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9436ea2ff27a40919bd863bc736e00d6">
          <table:table-cell office:value="None" office:value-type="string"/>
          <table:table-cell table:style-name="ce6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7" office:value="None" office:value-type="string"/>
          <table:table-cell table:style-name="ce36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office:value="None" office:value-type="string"/>
        </table:table-row>
        <table:table-row table:style-name="b407bad54ca9884564e667245aa3e8d3">
          <table:table-cell office:value="None" office:value-type="string"/>
          <table:table-cell table:style-name="ce7" office:value="None" office:value-type="string"/>
          <table:table-cell table:style-name="ce14" office:value="None" office:value-type="string"/>
          <table:table-cell table:style-name="ce14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28" office:value="None" office:value-type="string"/>
          <table:table-cell table:style-name="ce37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fe3de8a0957e71ef9dfcc2c49380b1a0">
          <table:table-cell office:value="None" office:value-type="string"/>
          <table:table-cell table:style-name="ce8" office:value="None" office:value-type="string"/>
          <table:table-cell table:style-name="ce15" office:value="None" office:value-type="string"/>
          <table:table-cell table:style-name="ce15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9" office:value="None" office:value-type="string"/>
          <table:table-cell table:style-name="ce38" office:value="None" office:value-type="string"/>
          <table:table-cell table:style-name="ce45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bbf51eb01198a2fba6097ba4456ae18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991241959e9a243b3c9362a90c3a2ef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f7cf6defc9daa826b7586b5a5b32a92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d808ddfbbc28a3e44bfeda1fc06b11b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041f7b1eb80916b74af7bcb091acf5a7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159c0b96e04273678b0ed52c6ea41c6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726f42a6e5bd10e4135516130142c21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10b2b3322f618605fd20097947c375d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0" office:value="None" office:value-type="string"/>
          <table:table-cell office:value="None" office:value-type="string"/>
        </table:table-row>
        <table:table-row table:style-name="5aa9706167880b8f56b6d80043d3e57b">
          <table:table-cell office:value="None" office:value-type="string"/>
        </table:table-row>
        <table:table-row table:style-name="532c296806c522b1e75231dd217f1337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